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87728697" text:style-name="L1">
        <text:list-item>
          <text:p text:style-name="P1"><text:span text:style-name="Strong_20_Emphasis">Тема: Развитие Инновационных Методик Обучения в Учебном Процессе</text:span></text:p>
        </text:list-item>
      </text:list>
      <text:p text:style-name="Text_20_body"><text:span text:style-name="Strong_20_Emphasis">Повестка дня:</text:span></text:p>
      <text:list xml:id="list1873567471" text:style-name="L2">
        <text:list-item>
          <text:p text:style-name="P3">Обсуждение опыта применения инновационных методик обучения среди педагогов.</text:p>
        </text:list-item>
        <text:list-item>
          <text:p text:style-name="P3">Анализ результатов внедрения новых подходов к обучению и их влияния на успеваемость и мотивацию учащихся.</text:p>
        </text:list-item>
        <text:list-item>
          <text:p text:style-name="P2">Планирование мероприятий по обмену опытом между педагогами и поддержке тех, кто еще не внедрил инновационные методики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32:54.592159831</meta:creation-date>
    <dc:date>2023-12-15T16:33:07.096076227</dc:date>
    <meta:editing-duration>PT12S</meta:editing-duration>
    <meta:editing-cycles>1</meta:editing-cycles>
    <meta:document-statistic meta:table-count="0" meta:image-count="0" meta:object-count="0" meta:page-count="1" meta:paragraph-count="5" meta:word-count="53" meta:character-count="379" meta:non-whitespace-character-count="335"/>
    <meta:generator>LibreOffice/7.3.7.2$Linux_X86_64 LibreOffice_project/30$Build-2</meta:generator>
  </office:meta>
</office:document-meta>
</file>